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6pt" style:font-size-asian="16pt" style:font-size-complex="16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истерство образования Республики Беларусь</text:p>
      <text:p text:style-name="P2">Учреждение образования</text:p>
      <text:p text:style-name="P2">«Белорусский государственный университет </text:p>
      <text:p text:style-name="P2">информатики и радиоэлектроники»</text:p>
      <text:p text:style-name="P5"/>
      <text:p text:style-name="P5"/>
      <text:p text:style-name="P5"/>
      <text:p text:style-name="P5"/>
      <text:p text:style-name="P5"/>
      <text:p text:style-name="P3">Факультет компьютерных систем и сетей</text:p>
      <text:p text:style-name="P1">Кафедра программного обеспечения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Пояснительная записка к курсовому проекту</text:p>
      <text:p text:style-name="P6">«Утилита резервного копирования файлов для платформы Win32 .Net»</text:p>
      <text:p text:style-name="P1"/>
      <text:p text:style-name="P1"/>
      <text:p text:style-name="P1"/>
      <text:p text:style-name="P1"/>
      <text:p text:style-name="P1"/>
      <text:p text:style-name="P1">Выполнил: <text:tab/><text:tab/><text:tab/><text:tab/><text:tab/><text:tab/><text:tab/><text:tab/><text:tab/>Проверил:</text:p>
      <text:p text:style-name="P1">студент группы 451002,<text:tab/><text:tab/><text:tab/><text:tab/><text:tab/><text:tab/>Бранцевич П. Ю.</text:p>
      <text:p text:style-name="P1">Кучук С. А.</text:p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Минск, 200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Lucida Sans Unicode" style:font-size-asian="14pt" style:font-name-complex="Tahoma" style:font-size-complex="14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Титульник Butil</dc:title>
    <meta:initial-creator>Сергей Кучук</meta:initial-creator>
    <meta:creation-date>2007-05-07T21:54:08</meta:creation-date>
    <dc:creator>Сергей Кучук</dc:creator>
    <dc:date>2007-05-07T22:18:14</dc:date>
    <dc:language>ru-RU</dc:language>
    <meta:editing-cycles>2</meta:editing-cycles>
    <meta:editing-duration>PT24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48" meta:character-count="431"/>
  </office:meta>
</office:document-meta>
</file>